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0c0c0" fo:padding="0.0382in" fo:border="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3" style:family="paragraph" style:parent-style-name="Standard">
      <style:paragraph-properties style:text-autospace="none"/>
      <style:text-properties style:use-window-font-color="true" fo:font-size="10pt" fo:language="zxx" fo:country="none" style:font-size-asian="10pt" style:font-size-complex="10pt"/>
    </style:style>
    <style:style style:name="P4" style:family="paragraph" style:parent-style-name="Standard">
      <style:paragraph-properties fo:background-color="#c0c0c0">
        <style:background-image/>
      </style:paragraph-properties>
    </style:style>
    <style:style style:name="P5" style:family="paragraph" style:parent-style-name="Standard">
      <style:paragraph-properties fo:background-color="#c0c0c0" style:text-autospace="none">
        <style:background-image/>
      </style:paragraph-properties>
      <style:text-properties style:font-name="Arial" fo:font-size="10pt" style:font-name-asian="Arial" style:font-size-asian="10pt" style:font-name-complex="Arial" style:font-size-complex="10pt"/>
    </style:style>
    <style:style style:name="P6" style:family="paragraph" style:parent-style-name="Standard">
      <style:paragraph-properties fo:background-color="#c0c0c0" style:text-autospace="none">
        <style:background-image/>
      </style:paragraph-properties>
    </style:style>
    <style:style style:name="P7" style:family="paragraph" style:parent-style-name="Standard">
      <style:paragraph-properties fo:background-color="#c0c0c0">
        <style:background-image/>
      </style:paragraph-properties>
      <style:text-properties style:use-window-font-color="true" fo:font-size="10pt" fo:language="zxx" fo:country="none" style:font-size-asian="10pt" style:font-size-complex="10pt"/>
    </style:style>
    <style:style style:name="P8" style:family="paragraph" style:parent-style-name="Standard">
      <style:paragraph-properties fo:background-color="#c0c0c0" style:text-autospace="none">
        <style:background-image/>
      </style:paragraph-properties>
      <style:text-properties style:use-window-font-color="true" fo:font-size="10pt" fo:language="zxx" fo:country="none" style:font-size-asian="10pt" style:font-size-complex="10pt"/>
    </style:style>
    <style:style style:name="P9" style:family="paragraph" style:parent-style-name="Standard">
      <style:paragraph-properties fo:background-color="#c0c0c0" style:text-autospace="none">
        <style:background-image/>
      </style:paragraph-properties>
      <style:text-properties style:use-window-font-color="true" style:font-name="Arial" fo:font-size="10pt" fo:language="zxx" fo:country="none" style:font-name-asian="Arial" style:font-size-asian="10pt" style:font-name-complex="Arial" style:font-size-complex="10pt"/>
    </style:style>
    <style:style style:name="P10" style:family="paragraph" style:parent-style-name="Standard">
      <style:paragraph-properties fo:background-color="#c0c0c0" style:text-autospace="none">
        <style:background-image/>
      </style:paragraph-properties>
      <style:text-properties fo:color="#808080" fo:font-size="10pt" fo:language="zxx" fo:country="none" style:font-size-asian="10pt" style:font-size-complex="10pt"/>
    </style:style>
    <style:style style:name="P11" style:family="paragraph" style:parent-style-name="Standard">
      <style:paragraph-properties fo:background-color="#c0c0c0">
        <style:background-image/>
      </style:paragraph-properties>
      <style:text-properties fo:color="#808080" style:font-name="Arial" fo:font-size="10pt" fo:language="zxx" fo:country="none" style:font-name-asian="Arial" style:font-size-asian="10pt" style:font-name-complex="Arial" style:font-size-complex="10pt"/>
    </style:style>
    <style:style style:name="P12" style:family="paragraph" style:parent-style-name="Standard">
      <style:paragraph-properties fo:background-color="#c0c0c0">
        <style:background-image/>
      </style:paragraph-properties>
      <style:text-properties fo:font-size="10pt" style:font-size-asian="10pt" style:font-size-complex="10pt"/>
    </style:style>
    <style:style style:name="P13" style:family="paragraph" style:parent-style-name="Standard">
      <style:paragraph-properties fo:background-color="#c0c0c0" style:text-autospace="none">
        <style:background-image/>
      </style:paragraph-properties>
      <style:text-properties fo:color="#008000" fo:font-size="10pt" fo:language="zxx" fo:country="none" style:font-size-asian="10pt" style:font-size-complex="10pt"/>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Heading_20_1">
      <style:paragraph-properties fo:padding="0.0291in" fo:border-left="none" fo:border-right="none" fo:border-top="none" fo:border-bottom="0.0008in solid #000000" style:join-border="false"/>
    </style:style>
    <style:style style:name="P16" style:family="paragraph" style:parent-style-name="Table_20_Contents">
      <style:paragraph-properties fo:background-color="#c0c0c0">
        <style:background-image/>
      </style:paragraph-properties>
      <style:text-properties style:font-name="Arial" fo:font-size="10pt" style:font-name-asian="Arial" style:font-size-asian="10pt" style:font-name-complex="Arial" style:font-size-complex="10pt"/>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language="zxx" fo:country="none"/>
    </style:style>
    <style:style style:name="T4" style:family="text">
      <style:text-properties fo:color="#808080"/>
    </style:style>
    <style:style style:name="T5" style:family="text">
      <style:text-properties fo:color="#808080" fo:language="zxx" fo:country="none"/>
    </style:style>
    <style:style style:name="T6" style:family="text">
      <style:text-properties fo:color="#808080" fo:font-size="10pt" fo:language="zxx" fo:country="none" style:font-size-asian="10pt" style:font-size-complex="10pt"/>
    </style:style>
    <style:style style:name="T7" style:family="text">
      <style:text-properties fo:color="#808080" style:font-name="Arial" fo:font-size="10pt" fo:language="zxx" fo:country="none" style:font-name-asian="Arial" style:font-size-asian="10pt" style:font-name-complex="Arial" style:font-size-complex="10pt"/>
    </style:style>
    <style:style style:name="T8" style:family="text">
      <style:text-properties fo:color="#008000"/>
    </style:style>
    <style:style style:name="T9" style:family="text">
      <style:text-properties fo:color="#008000" fo:language="zxx" fo:country="none"/>
    </style:style>
    <style:style style:name="T10" style:family="text">
      <style:text-properties fo:color="#008000" fo:font-size="10pt" fo:language="zxx" fo:country="none" style:font-size-asian="10pt" style:font-size-complex="10pt"/>
    </style:style>
    <style:style style:name="T11" style:family="text">
      <style:text-properties fo:color="#008000" style:font-name="Arial" fo:font-size="10pt" fo:language="zxx" fo:country="none" style:font-name-asian="Arial" style:font-size-asian="10pt" style:font-name-complex="Arial" style:font-size-complex="10pt"/>
    </style:style>
    <style:style style:name="T12" style:family="text">
      <style:text-properties style:use-window-font-color="true" fo:font-size="10pt" fo:language="zxx" fo:country="none" style:font-size-asian="10pt" style:font-size-complex="10pt"/>
    </style:style>
    <style:style style:name="T13" style:family="text">
      <style:text-properties style:use-window-font-color="true" style:font-name="Arial" fo:font-size="10pt" fo:language="zxx" fo:country="none" style:font-name-asian="Arial" style:font-size-asian="10pt" style:font-name-complex="Arial" style:font-size-complex="10pt"/>
    </style:style>
    <style:style style:name="T14" style:family="text">
      <style:text-properties fo:color="#0000ff" fo:font-size="10pt" fo:language="zxx" fo:country="none" style:font-size-asian="10pt" style:font-size-complex="10pt"/>
    </style:style>
    <style:style style:name="T15" style:family="text">
      <style:text-properties fo:color="#2b91af" fo:font-size="10pt" fo:language="zxx" fo:country="none" style:font-size-asian="10pt" style:font-size-complex="10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37"/></text:p>
      <text:p text:style-name="P2"/>
      <text:p text:style-name="P2"/>
      <text:p text:style-name="P2"/>
      <text:p text:style-name="P2"/>
      <text:p text:style-name="P2"><text:s text:c="59"/><text:span text:style-name="T1"><text:s/>SLANG4.NET</text:span></text:p>
      <text:p text:style-name="P2"/>
      <text:p text:style-name="P2"><text:s text:c="61"/>htttp://slangfordotnet.codeplex.com </text:p>
      <text:p text:style-name="P2"/>
      <text:p text:style-name="P2"/>
      <text:p text:style-name="P2"/>
      <text:p text:style-name="P2"><text:span text:style-name="T2">The Art of Compiler Construction using C#</text:span> </text:p>
      <text:p text:style-name="P2"/>
      <text:p text:style-name="P2"><text:s text:c="74"/>By</text:p>
      <text:p text:style-name="P2"/>
      <text:p text:style-name="P2"><text:s text:c="58"/>Praseed Pai K.T. ( <text:a xlink:type="simple" xlink:href="http://praseedp.blogspot.com/">http://praseedp.blogspot.com</text:a> ) <text:s/></text:p>
      <text:p text:style-name="P2"><text:s text:c="58"/><text:a xlink:type="simple" xlink:href="mailto:praseedp@yahoo.com">praseedp@yahoo.com</text:a></text:p>
      <text:p text:style-name="P2"><text:s text:c="2"/></text:p>
      <text:p text:style-name="P2"/>
      <text:p text:style-name="P2"><text:s text:c="68"/>CHAPTER 1</text:p>
      <text:p text:style-name="P2"/>
      <text:p text:style-name="P2"><text:s text:c="68"/>Version 0.1</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Abstract Syntax Tree<text:tab/>2</text:p>
          <text:p text:style-name="P14">Modeling Expression<text:tab/>3</text:p>
          <text:p text:style-name="P17">Binary Expression<text:tab/>4</text:p>
          <text:p text:style-name="P17">Unary Expression<text:tab/>5</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The Art of Compiler Construction using C# </text:p>
      <text:p text:style-name="P2">------------------------------------------------------------</text:p>
      <text:p text:style-name="P2"/>
      <text:p text:style-name="P2">Thanks to the availability of information and better tools writing a compiler has become just an excersise in software engineering. The Compilers are not difficult programs to write. The various phases of compilers are easy to understand in an independent manner. The relationship is not purely sequential. It takes some time to put phases in perspective in the job of compilation of programs. </text:p>
      <text:p text:style-name="P2"/>
      <text:p text:style-name="P2"/>
      <text:p text:style-name="P2">The task of writing a compiler can be viewed in a top down fashion as follows</text:p>
      <text:p text:style-name="P2"/>
      <text:p text:style-name="P2">Parsing =&gt; Creation of Abstract Syntax Tree =&gt; Tree Traversal to generate the Object code or</text:p>
      <text:p text:style-name="P2">Recursive interpretation.</text:p>
      <text:p text:style-name="P2"/>
      <text:p text:style-name="P2"/>
      <text:p text:style-name="P2"/>
      <text:h text:style-name="P15" text:outline-level="1">Abstract Syntax Tree</text:h>
      <text:p text:style-name="P2"/>
      <text:p text:style-name="P2">In computer science, an abstract syntax tree (AST), or just syntax tree, is a tree representation of the </text:p>
      <text:p text:style-name="P2">abstract (simplified) syntactic structure of source code written in a certain programming language. Each node of the tree denotes a construct occurring in the source code. The syntax is abstract in the sense that it does not represent every detail that appears in the real syntax. For instance, grouping parentheses is implicit in the tree </text:p>
      <text:p text:style-name="P2">structure, and a syntactic construct such as if cond then expr may be denoted by a single node with two branches.Most of you might not be aware of the fact that , programming languages are hierarchical in nature. We can model programming language constructs as classes. Trees are a natural data structure to represent most things hierarchical. </text:p>
      <text:p text:style-name="P2"/>
      <text:p text:style-name="P2"/>
      <text:p text:style-name="P2">As a case in the point , let us look a simple expression evaluator . The expression evaluator will <text:s/>support double precision floating point value as the operands. The Operators supported are addition ( + ) <text:s/>, subtraction (-),</text:p>
      <text:p text:style-name="P2">multiplication <text:s/>(*) and division. The Object model support Unary operators (+ , - ) as well. We are planning to use a composition model for modeling an expression.</text:p>
      <text:p text:style-name="P2"/>
      <text:p text:style-name="P2">In most imperative <text:s/>programming languages , an expression is something which u evaluate for it's value. Where as statements are something which you executes for it's effect.</text:p>
      <text:p text:style-name="P2"/>
      <text:p text:style-name="P2"/>
      <text:p text:style-name="P2">let us define an abstract class for Exp</text:p>
      <text:p text:style-name="P2"/>
      <table:table table:name="Table11" table:style-name="Table11">
        <table:table-column table:style-name="Table11.A"/>
        <table:table-row>
          <table:table-cell table:style-name="Table11.A1" office:value-type="string">
            <text:p text:style-name="P5"><text:span text:style-name="T3"><text:s/></text:span><text:span text:style-name="T5">///</text:span><text:span text:style-name="T9"> </text:span><text:span text:style-name="T5">&lt;summary&gt;</text:span></text:p>
            <text:p text:style-name="P6"><text:span text:style-name="T12"><text:s/></text:span><text:span text:style-name="T6">///</text:span><text:span text:style-name="T10"> <text:s text:c="5"/>Abstract for Expression evaluation</text:span></text:p>
            <text:p text:style-name="P6"><text:span text:style-name="T12"><text:s/></text:span><text:span text:style-name="T6">///</text:span><text:span text:style-name="T10"> </text:span><text:span text:style-name="T6">&lt;/summary&gt;</text:span></text:p>
            <text:p text:style-name="P6"><text:span text:style-name="T12"><text:s/></text:span><text:span text:style-name="T14">abstract</text:span><text:span text:style-name="T12"> </text:span><text:span text:style-name="T14">class</text:span><text:span text:style-name="T12"> </text:span><text:span text:style-name="T15">Exp</text:span></text:p>
            <text:p text:style-name="P8"><text:s text:c="2"/>{</text:p>
            <text:p text:style-name="P6"><text:span text:style-name="T12"><text:s text:c="12"/></text:span><text:span text:style-name="T14">public</text:span><text:span text:style-name="T12"> </text:span><text:span text:style-name="T14">abstract</text:span><text:span text:style-name="T12"> </text:span><text:span text:style-name="T14">double</text:span><text:span text:style-name="T12"> Evaluate(</text:span><text:span text:style-name="T15">RUNTIME_CONTEXT</text:span><text:span text:style-name="T12"> cont);</text:span></text:p>
            <text:p text:style-name="P9"><text:s text:c="2"/>}</text:p>
          </table:table-cell>
        </table:table-row>
      </table:table>
      <text:p text:style-name="P3"/>
      <text:p text:style-name="P3"><text:soft-page-break/></text:p>
      <text:p text:style-name="P3">For the time being RUNTIME_CONTEXT is an empty class</text:p>
      <text:p text:style-name="P3"/>
      <table:table table:name="Table12" table:style-name="Table12">
        <table:table-column table:style-name="Table12.A"/>
        <table:table-row>
          <table:table-cell table:style-name="Table12.A1" office:value-type="string">
            <text:p text:style-name="P7"><text:span text:style-name="T4"><text:s/>///</text:span><text:span text:style-name="T8"> </text:span><text:span text:style-name="T4">&lt;summary&gt;</text:span></text:p>
            <text:p text:style-name="P6"><text:span text:style-name="T12"><text:s text:c="4"/></text:span><text:span text:style-name="T6">///</text:span><text:span text:style-name="T10"> <text:s text:c="5"/>One can store the stack frame inside this class</text:span></text:p>
            <text:p text:style-name="P6"><text:span text:style-name="T12"><text:s text:c="4"/></text:span><text:span text:style-name="T6">///</text:span><text:span text:style-name="T10"> </text:span><text:span text:style-name="T6">&lt;/summary&gt;</text:span></text:p>
            <text:p text:style-name="P6"><text:span text:style-name="T12"><text:s text:c="4"/></text:span><text:span text:style-name="T14">public</text:span><text:span text:style-name="T12"> </text:span><text:span text:style-name="T14">class</text:span><text:span text:style-name="T12"> </text:span><text:span text:style-name="T15">RUNTIME_CONTEXT</text:span></text:p>
            <text:p text:style-name="P8"><text:s text:c="4"/>{</text:p>
            <text:p text:style-name="P6"><text:span text:style-name="T12"><text:s text:c="8"/></text:span><text:span text:style-name="T14">public</text:span><text:span text:style-name="T12"> RUNTIME_CONTEXT()</text:span></text:p>
            <text:p text:style-name="P8"><text:s text:c="8"/>{</text:p>
            <text:p text:style-name="P8"/>
            <text:p text:style-name="P8"><text:s text:c="8"/>}</text:p>
            <text:p text:style-name="P8"><text:s text:c="4"/>}</text:p>
          </table:table-cell>
        </table:table-row>
      </table:table>
      <text:p text:style-name="P3"/>
      <text:p text:style-name="P2"/>
      <text:p text:style-name="P2"/>
      <text:p text:style-name="P2"/>
      <text:p text:style-name="P2"/>
      <text:h text:style-name="Heading_20_2" text:outline-level="2">Modeling Expression</text:h>
      <text:p text:style-name="P2"/>
      <text:p text:style-name="P2"/>
      <text:p text:style-name="P2">Once u have declared the interface and it's parameters , we can create a hierarchy of classes to model an expression.</text:p>
      <text:p text:style-name="P2"/>
      <text:p text:style-name="P2"/>
      <text:p text:style-name="P2">class Exp <text:s text:c="31"/>// Base class for Expression</text:p>
      <text:p text:style-name="P2"><text:s text:c="4"/>class <text:s/>NumericConstant <text:s text:c="4"/>// <text:s/>Numeric Value <text:s/></text:p>
      <text:p text:style-name="P2"><text:s text:c="4"/>class <text:s/>BinaryExp <text:s text:c="16"/>// <text:s/>Binary Expression</text:p>
      <text:p text:style-name="P2"><text:s text:c="4"/>class <text:s/>UnaryExp <text:s text:c="16"/>// <text:s/>Unary Expression </text:p>
      <text:p text:style-name="P2"/>
      <text:p text:style-name="P2"/>
      <text:p text:style-name="P2">Take a look at the listing of NumericConstant class</text:p>
      <text:p text:style-name="P2"/>
      <text:p text:style-name="P2"/>
      <table:table table:name="Table13" table:style-name="Table13">
        <table:table-column table:style-name="Table13.A"/>
        <table:table-row>
          <table:table-cell table:style-name="Table13.A1" office:value-type="string">
            <text:p text:style-name="P4"><text:s/><text:span text:style-name="T13"><text:s/></text:span><text:span text:style-name="T7">///</text:span><text:span text:style-name="T11"> </text:span><text:span text:style-name="T7">&lt;summary&gt;</text:span></text:p>
            <text:p text:style-name="P6"><text:span text:style-name="T12"><text:s text:c="4"/></text:span><text:span text:style-name="T6">///</text:span><text:span text:style-name="T10"> <text:s text:c="5"/>one can store number inside the class</text:span></text:p>
            <text:p text:style-name="P6"><text:span text:style-name="T12"><text:s text:c="4"/></text:span><text:span text:style-name="T6">///</text:span><text:span text:style-name="T10"> </text:span><text:span text:style-name="T6">&lt;/summary&gt;</text:span></text:p>
            <text:p text:style-name="P6"><text:span text:style-name="T12"><text:s text:c="3"/></text:span><text:span text:style-name="T14">public</text:span><text:span text:style-name="T12"> </text:span><text:span text:style-name="T14">class</text:span><text:span text:style-name="T12"> </text:span><text:span text:style-name="T15">NumericConstant</text:span><text:span text:style-name="T12"> : </text:span><text:span text:style-name="T15">Exp</text:span></text:p>
            <text:p text:style-name="P8"><text:s text:c="4"/>{</text:p>
            <text:p text:style-name="P6"><text:span text:style-name="T12"><text:s text:c="8"/></text:span><text:span text:style-name="T14">private</text:span><text:span text:style-name="T12"> </text:span><text:span text:style-name="T14">double</text:span><text:span text:style-name="T12"> _value;</text:span></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 text:c="4"/>Construction does not do much , just keeps the </text:span></text:p>
            <text:p text:style-name="P6"><text:span text:style-name="T12"><text:s text:c="8"/></text:span><text:span text:style-name="T6">///</text:span><text:span text:style-name="T10"> <text:s text:c="4"/>value assigned to the private variable</text:span></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pan><text:span text:style-name="T6">&lt;param name="value"&gt;&lt;/param&gt;</text:span></text:p>
            <text:p text:style-name="P10"/>
            <text:p text:style-name="P6"><text:span text:style-name="T12"><text:s text:c="8"/></text:span><text:span text:style-name="T14">public</text:span><text:span text:style-name="T12"> NumericConstant(</text:span><text:span text:style-name="T14">double</text:span><text:span text:style-name="T12"> value)</text:span></text:p>
            <text:p text:style-name="P8"><text:s text:c="8"/>{</text:p>
            <text:p text:style-name="P8"><text:s text:c="12"/>_value = value;</text:p>
            <text:p text:style-name="P8"><text:s text:c="8"/>}</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 text:c="4"/>While evaluating a numeric constant , return the _value</text:span></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pan><text:span text:style-name="T6">&lt;param name="cont"&gt;&lt;/param&gt;</text:span></text:p>
            <text:p text:style-name="P6"><text:span text:style-name="T12"><text:s text:c="8"/></text:span><text:span text:style-name="T6">///</text:span><text:span text:style-name="T10"> </text:span><text:span text:style-name="T6">&lt;returns&gt;&lt;/returns&gt;</text:span></text:p>
            <text:p text:style-name="P6"><text:soft-page-break/><text:span text:style-name="T12"><text:s text:c="8"/></text:span><text:span text:style-name="T14">public</text:span><text:span text:style-name="T12"> </text:span><text:span text:style-name="T14">override</text:span><text:span text:style-name="T12"> </text:span><text:span text:style-name="T14">double</text:span><text:span text:style-name="T12"> Evaluate(</text:span><text:span text:style-name="T15">RUNTIME_CONTEXT</text:span><text:span text:style-name="T12"> cont)</text:span></text:p>
            <text:p text:style-name="P8"><text:s text:c="8"/>{</text:p>
            <text:p text:style-name="P6"><text:span text:style-name="T12"><text:s text:c="12"/></text:span><text:span text:style-name="T14">return</text:span><text:span text:style-name="T12"> _value;</text:span></text:p>
            <text:p text:style-name="P8"><text:s text:c="8"/>}</text:p>
            <text:p text:style-name="P8"/>
            <text:p text:style-name="P8"><text:s text:c="4"/>}</text:p>
            <text:p text:style-name="P12"/>
          </table:table-cell>
        </table:table-row>
      </table:table>
      <text:p text:style-name="P2"/>
      <text:p text:style-name="P2"/>
      <text:p text:style-name="P2"/>
      <text:p text:style-name="P2">Since the class is derived from Exp , it ought to implement the Evaluate method. In the Numeric Constant node ,</text:p>
      <text:p text:style-name="P2">we will store a IEEE 754 double precision value. While evaluating the tree , the node will return the value stored inside the object.</text:p>
      <text:p text:style-name="P2"/>
      <text:p text:style-name="P2"/>
      <text:h text:style-name="Heading_20_3" text:outline-level="3">Binary Expression</text:h>
      <text:p text:style-name="P2">In a Binary Expression , one will have two Operands ( Which are themselves expressions of arbitary complexity ) and an Operator.</text:p>
      <text:p text:style-name="P2"/>
      <table:table table:name="Table14" table:style-name="Table14">
        <table:table-column table:style-name="Table14.A"/>
        <table:table-row>
          <table:table-cell table:style-name="Table14.A1" office:value-type="string">
            <text:p text:style-name="P4"><text:s/><text:span text:style-name="T6"><text:s/>///</text:span><text:span text:style-name="T10"> </text:span><text:span text:style-name="T6">&lt;summary&gt;</text:span></text:p>
            <text:p text:style-name="P6"><text:span text:style-name="T12"><text:s text:c="4"/></text:span><text:span text:style-name="T6">///</text:span><text:span text:style-name="T10"> <text:s text:c="4"/>This class supports Binary Operators like + , - , / , *</text:span></text:p>
            <text:p text:style-name="P6"><text:span text:style-name="T12"><text:s text:c="4"/></text:span><text:span text:style-name="T6">///</text:span><text:span text:style-name="T10"> </text:span><text:span text:style-name="T6">&lt;/summary&gt;</text:span></text:p>
            <text:p text:style-name="P6"><text:span text:style-name="T12"><text:s text:c="4"/></text:span><text:span text:style-name="T14">public</text:span><text:span text:style-name="T12"> </text:span><text:span text:style-name="T14">class</text:span><text:span text:style-name="T12"> </text:span><text:span text:style-name="T15">BinaryExp</text:span><text:span text:style-name="T12"> : </text:span><text:span text:style-name="T15">Exp</text:span></text:p>
            <text:p text:style-name="P8"><text:s text:c="4"/>{</text:p>
            <text:p text:style-name="P6"><text:span text:style-name="T12"><text:s text:c="8"/></text:span><text:span text:style-name="T14">private</text:span><text:span text:style-name="T12"> </text:span><text:span text:style-name="T15">Exp</text:span><text:span text:style-name="T12"> _ex1, _ex2;</text:span></text:p>
            <text:p text:style-name="P6"><text:span text:style-name="T12"><text:s text:c="8"/></text:span><text:span text:style-name="T14">private</text:span><text:span text:style-name="T12"> </text:span><text:span text:style-name="T15">OPERATOR</text:span><text:span text:style-name="T12"> _op;</text:span></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pan></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pan><text:span text:style-name="T6">&lt;param name="a"&gt;&lt;/param&gt;</text:span></text:p>
            <text:p text:style-name="P6"><text:span text:style-name="T12"><text:s text:c="8"/></text:span><text:span text:style-name="T6">///</text:span><text:span text:style-name="T10"> </text:span><text:span text:style-name="T6">&lt;param name="b"&gt;&lt;/param&gt;</text:span></text:p>
            <text:p text:style-name="P6"><text:span text:style-name="T12"><text:s text:c="8"/></text:span><text:span text:style-name="T6">///</text:span><text:span text:style-name="T10"> </text:span><text:span text:style-name="T6">&lt;param name="op"&gt;&lt;/param&gt;</text:span></text:p>
            <text:p text:style-name="P10"/>
            <text:p text:style-name="P6"><text:span text:style-name="T12"><text:s text:c="8"/></text:span><text:span text:style-name="T14">public</text:span><text:span text:style-name="T12"> BinaryExp(</text:span><text:span text:style-name="T15">Exp</text:span><text:span text:style-name="T12"> a, </text:span><text:span text:style-name="T15">Exp</text:span><text:span text:style-name="T12"> b, </text:span><text:span text:style-name="T15">OPERATOR</text:span><text:span text:style-name="T12"> op)</text:span></text:p>
            <text:p text:style-name="P8"><text:s text:c="8"/>{</text:p>
            <text:p text:style-name="P8"><text:s text:c="12"/>_ex1 = a;</text:p>
            <text:p text:style-name="P8"><text:s text:c="12"/>_ex2 = b;</text:p>
            <text:p text:style-name="P8"><text:s text:c="12"/>_op = op;</text:p>
            <text:p text:style-name="P8"><text:s text:c="8"/>}</text:p>
            <text:p text:style-name="P8"/>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 text:c="4"/>While evaluating apply the operator after evaluating the left and right operands</text:span></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pan><text:span text:style-name="T6">&lt;param name="cont"&gt;&lt;/param&gt;</text:span></text:p>
            <text:p text:style-name="P6"><text:span text:style-name="T12"><text:s text:c="8"/></text:span><text:span text:style-name="T6">///</text:span><text:span text:style-name="T10"> </text:span><text:span text:style-name="T6">&lt;returns&gt;&lt;/returns&gt;</text:span></text:p>
            <text:p text:style-name="P6"><text:span text:style-name="T12"><text:s text:c="8"/></text:span><text:span text:style-name="T14">public</text:span><text:span text:style-name="T12"> </text:span><text:span text:style-name="T14">override</text:span><text:span text:style-name="T12"> </text:span><text:span text:style-name="T14">double</text:span><text:span text:style-name="T12"> Evaluate(</text:span><text:span text:style-name="T15">RUNTIME_CONTEXT</text:span><text:span text:style-name="T12"> cont)</text:span></text:p>
            <text:p text:style-name="P8"><text:s text:c="8"/>{</text:p>
            <text:p text:style-name="P8"/>
            <text:p text:style-name="P8"/>
            <text:p text:style-name="P6"><text:span text:style-name="T12"><text:s text:c="12"/></text:span><text:span text:style-name="T14">switch</text:span><text:span text:style-name="T12"> (_op)</text:span></text:p>
            <text:p text:style-name="P8"><text:s text:c="12"/>{</text:p>
            <text:p text:style-name="P6"><text:span text:style-name="T12"><text:s text:c="16"/></text:span><text:span text:style-name="T14">case</text:span><text:span text:style-name="T12"> </text:span><text:span text:style-name="T15">OPERATOR</text:span><text:span text:style-name="T12">.PLUS:</text:span></text:p>
            <text:p text:style-name="P6"><text:span text:style-name="T12"><text:s text:c="20"/></text:span><text:span text:style-name="T14">return</text:span><text:span text:style-name="T12"> _ex1.Evaluate(cont) + _ex2.Evaluate(cont);</text:span></text:p>
            <text:p text:style-name="P6"><text:span text:style-name="T12"><text:s text:c="16"/></text:span><text:span text:style-name="T14">case</text:span><text:span text:style-name="T12"> </text:span><text:span text:style-name="T15">OPERATOR</text:span><text:span text:style-name="T12">.MINUS:</text:span></text:p>
            <text:p text:style-name="P6"><text:span text:style-name="T12"><text:s text:c="20"/></text:span><text:span text:style-name="T14">return</text:span><text:span text:style-name="T12"> _ex1.Evaluate(cont) - _ex2.Evaluate(cont);</text:span></text:p>
            <text:p text:style-name="P6"><text:soft-page-break/><text:span text:style-name="T12"><text:s text:c="16"/></text:span><text:span text:style-name="T14">case</text:span><text:span text:style-name="T12"> </text:span><text:span text:style-name="T15">OPERATOR</text:span><text:span text:style-name="T12">.DIV:</text:span></text:p>
            <text:p text:style-name="P6"><text:span text:style-name="T12"><text:s text:c="20"/></text:span><text:span text:style-name="T14">return</text:span><text:span text:style-name="T12"> _ex1.Evaluate(cont) / _ex2.Evaluate(cont);</text:span></text:p>
            <text:p text:style-name="P6"><text:span text:style-name="T12"><text:s text:c="16"/></text:span><text:span text:style-name="T14">case</text:span><text:span text:style-name="T12"> </text:span><text:span text:style-name="T15">OPERATOR</text:span><text:span text:style-name="T12">.MUL:</text:span></text:p>
            <text:p text:style-name="P6"><text:span text:style-name="T12"><text:s text:c="20"/></text:span><text:span text:style-name="T14">return</text:span><text:span text:style-name="T12"> _ex1.Evaluate(cont) * _ex2.Evaluate(cont);</text:span></text:p>
            <text:p text:style-name="P8"/>
            <text:p text:style-name="P8"><text:s text:c="12"/>}</text:p>
            <text:p text:style-name="P8"/>
            <text:p text:style-name="P6"><text:span text:style-name="T12"><text:s text:c="12"/></text:span><text:span text:style-name="T14">return</text:span><text:span text:style-name="T12"> </text:span><text:span text:style-name="T15">Double</text:span><text:span text:style-name="T12">.NaN;</text:span></text:p>
            <text:p text:style-name="P8"/>
            <text:p text:style-name="P8"><text:s text:c="8"/>}</text:p>
            <text:p text:style-name="P8"/>
            <text:p text:style-name="P8"><text:s text:c="4"/>}</text:p>
            <text:p text:style-name="P11"/>
          </table:table-cell>
        </table:table-row>
      </table:table>
      <text:p text:style-name="P2"/>
      <text:p text:style-name="P2"/>
      <text:p text:style-name="P2"/>
      <text:p text:style-name="P2"/>
      <text:p text:style-name="P2"/>
      <text:h text:style-name="Heading_20_3" text:outline-level="3">Unary Expression</text:h>
      <text:p text:style-name="P2"/>
      <text:p text:style-name="P2"/>
      <text:p text:style-name="P2">In an unary expression , one will have an Operand ( which can be an expression of arbitary complexity ) and an Operator which can be applied on the Operand.</text:p>
      <text:p text:style-name="P2"/>
      <text:p text:style-name="P2"/>
      <table:table table:name="Table15" table:style-name="Table15">
        <table:table-column table:style-name="Table15.A"/>
        <table:table-row>
          <table:table-cell table:style-name="Table15.A1" office:value-type="string">
            <text:p text:style-name="P4"><text:s/><text:span text:style-name="T13"><text:s/></text:span><text:span text:style-name="T7">///</text:span><text:span text:style-name="T11"> </text:span><text:span text:style-name="T7">&lt;summary&gt;</text:span></text:p>
            <text:p text:style-name="P6"><text:span text:style-name="T12"><text:s text:c="4"/></text:span><text:span text:style-name="T6">///</text:span><text:span text:style-name="T10"> <text:s text:c="4"/>This class supports Unary Operators like + , - , / , *</text:span></text:p>
            <text:p text:style-name="P6"><text:span text:style-name="T12"><text:s text:c="4"/></text:span><text:span text:style-name="T6">///</text:span><text:span text:style-name="T10"> </text:span><text:span text:style-name="T6">&lt;/summary&gt;</text:span></text:p>
            <text:p text:style-name="P6"><text:span text:style-name="T12"><text:s text:c="4"/></text:span><text:span text:style-name="T14">public</text:span><text:span text:style-name="T12"> </text:span><text:span text:style-name="T14">class</text:span><text:span text:style-name="T12"> </text:span><text:span text:style-name="T15">UnaryExp</text:span><text:span text:style-name="T12"> : </text:span><text:span text:style-name="T15">Exp</text:span></text:p>
            <text:p text:style-name="P8"><text:s text:c="4"/>{</text:p>
            <text:p text:style-name="P6"><text:span text:style-name="T12"><text:s text:c="8"/></text:span><text:span text:style-name="T14">private</text:span><text:span text:style-name="T12"> </text:span><text:span text:style-name="T15">Exp</text:span><text:span text:style-name="T12"> _ex1;</text:span></text:p>
            <text:p text:style-name="P6"><text:span text:style-name="T12"><text:s text:c="8"/></text:span><text:span text:style-name="T14">private</text:span><text:span text:style-name="T12"> </text:span><text:span text:style-name="T15">OPERATOR</text:span><text:span text:style-name="T12"> _op;</text:span></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pan></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pan><text:span text:style-name="T6">&lt;param name="a"&gt;&lt;/param&gt;</text:span></text:p>
            <text:p text:style-name="P6"><text:span text:style-name="T12"><text:s text:c="8"/></text:span><text:span text:style-name="T6">///</text:span><text:span text:style-name="T10"> </text:span><text:span text:style-name="T6">&lt;param name="b"&gt;&lt;/param&gt;</text:span></text:p>
            <text:p text:style-name="P6"><text:span text:style-name="T12"><text:s text:c="8"/></text:span><text:span text:style-name="T6">///</text:span><text:span text:style-name="T10"> </text:span><text:span text:style-name="T6">&lt;param name="op"&gt;&lt;/param&gt;</text:span></text:p>
            <text:p text:style-name="P10"/>
            <text:p text:style-name="P6"><text:span text:style-name="T12"><text:s text:c="8"/></text:span><text:span text:style-name="T14">public</text:span><text:span text:style-name="T12"> UnaryExp(</text:span><text:span text:style-name="T15">Exp</text:span><text:span text:style-name="T12"> a, </text:span><text:span text:style-name="T15">OPERATOR</text:span><text:span text:style-name="T12"> op)</text:span></text:p>
            <text:p text:style-name="P8"><text:s text:c="8"/>{</text:p>
            <text:p text:style-name="P8"><text:s text:c="12"/>_ex1 = a;</text:p>
            <text:p text:style-name="P8"><text:s text:c="12"/>_op = op;</text:p>
            <text:p text:style-name="P8"><text:s text:c="8"/>}</text:p>
            <text:p text:style-name="P8"/>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 text:c="4"/>While evaluating apply the unary operator after evaluating the operand.</text:span></text:p>
            <text:p text:style-name="P6"><text:span text:style-name="T12"><text:s text:c="8"/></text:span><text:span text:style-name="T6">///</text:span><text:span text:style-name="T10"> </text:span><text:span text:style-name="T6">&lt;/summary&gt;</text:span></text:p>
            <text:p text:style-name="P6"><text:span text:style-name="T12"><text:s text:c="8"/></text:span><text:span text:style-name="T6">///</text:span><text:span text:style-name="T10"> </text:span><text:span text:style-name="T6">&lt;param name="cont"&gt;&lt;/param&gt;</text:span></text:p>
            <text:p text:style-name="P6"><text:span text:style-name="T12"><text:s text:c="8"/></text:span><text:span text:style-name="T6">///</text:span><text:span text:style-name="T10"> </text:span><text:span text:style-name="T6">&lt;returns&gt;&lt;/returns&gt;</text:span></text:p>
            <text:p text:style-name="P6"><text:span text:style-name="T12"><text:s text:c="8"/></text:span><text:span text:style-name="T14">public</text:span><text:span text:style-name="T12"> </text:span><text:span text:style-name="T14">override</text:span><text:span text:style-name="T12"> </text:span><text:span text:style-name="T14">double</text:span><text:span text:style-name="T12"> Evaluate(</text:span><text:span text:style-name="T15">RUNTIME_CONTEXT</text:span><text:span text:style-name="T12"> cont)</text:span></text:p>
            <text:p text:style-name="P8"><text:s text:c="8"/>{</text:p>
            <text:p text:style-name="P8"/>
            <text:p text:style-name="P6"><text:span text:style-name="T12"><text:s text:c="12"/></text:span><text:span text:style-name="T14">switch</text:span><text:span text:style-name="T12"> (_op)</text:span></text:p>
            <text:p text:style-name="P8"><text:s text:c="12"/>{</text:p>
            <text:p text:style-name="P6"><text:soft-page-break/><text:span text:style-name="T12"><text:s text:c="16"/></text:span><text:span text:style-name="T14">case</text:span><text:span text:style-name="T12"> </text:span><text:span text:style-name="T15">OPERATOR</text:span><text:span text:style-name="T12">.PLUS:</text:span></text:p>
            <text:p text:style-name="P6"><text:span text:style-name="T12"><text:s text:c="20"/></text:span><text:span text:style-name="T14">return</text:span><text:span text:style-name="T12"> _ex1.Evaluate(cont);</text:span></text:p>
            <text:p text:style-name="P6"><text:span text:style-name="T12"><text:s text:c="16"/></text:span><text:span text:style-name="T14">case</text:span><text:span text:style-name="T12"> </text:span><text:span text:style-name="T15">OPERATOR</text:span><text:span text:style-name="T12">.MINUS:</text:span></text:p>
            <text:p text:style-name="P6"><text:span text:style-name="T12"><text:s text:c="20"/></text:span><text:span text:style-name="T14">return</text:span><text:span text:style-name="T12"> -_ex1.Evaluate(cont);</text:span></text:p>
            <text:p text:style-name="P8"><text:s text:c="12"/>}</text:p>
            <text:p text:style-name="P8"/>
            <text:p text:style-name="P6"><text:span text:style-name="T12"><text:s text:c="12"/></text:span><text:span text:style-name="T14">return</text:span><text:span text:style-name="T12"> </text:span><text:span text:style-name="T15">Double</text:span><text:span text:style-name="T12">.NaN;</text:span></text:p>
            <text:p text:style-name="P8"/>
            <text:p text:style-name="P8"><text:s text:c="8"/>}</text:p>
            <text:p text:style-name="P8"/>
            <text:p text:style-name="P8"><text:s text:c="4"/>}</text:p>
            <text:p text:style-name="P12"/>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In the CallSLANG project, we will include the SLANG_DOT_NET assembly before composing the expression.</text:p>
      <text:p text:style-name="P2"/>
      <text:p text:style-name="P2"/>
      <text:p text:style-name="P2"/>
      <table:table table:name="Table16" table:style-name="Table16">
        <table:table-column table:style-name="Table16.A"/>
        <table:table-row>
          <table:table-cell table:style-name="Table16.A1" office:value-type="string">
            <text:p text:style-name="P4"><text:span text:style-name="T14">using</text:span><text:span text:style-name="T12"> System;</text:span></text:p>
            <text:p text:style-name="P6"><text:span text:style-name="T14">using</text:span><text:span text:style-name="T12"> System.Collections.Generic;</text:span></text:p>
            <text:p text:style-name="P6"><text:span text:style-name="T14">using</text:span><text:span text:style-name="T12"> System.Linq;</text:span></text:p>
            <text:p text:style-name="P6"><text:span text:style-name="T14">using</text:span><text:span text:style-name="T12"> System.Text;</text:span></text:p>
            <text:p text:style-name="P6"><text:span text:style-name="T14">using</text:span><text:span text:style-name="T12"> SLANG_DOT_NET; </text:span><text:span text:style-name="T10">// include SLANG_DOT_NET assembly</text:span></text:p>
            <text:p text:style-name="P13"/>
            <text:p text:style-name="P6"><text:span text:style-name="T14">namespace</text:span><text:span text:style-name="T12"> CallSLANG</text:span></text:p>
            <text:p text:style-name="P8">{</text:p>
            <text:p text:style-name="P6"><text:span text:style-name="T12"><text:s text:c="4"/></text:span><text:span text:style-name="T14">class</text:span><text:span text:style-name="T12"> </text:span><text:span text:style-name="T15">Program</text:span></text:p>
            <text:p text:style-name="P8"><text:s text:c="4"/>{</text:p>
            <text:p text:style-name="P6"><text:span text:style-name="T12"><text:s text:c="8"/></text:span><text:span text:style-name="T14">static</text:span><text:span text:style-name="T12"> </text:span><text:span text:style-name="T14">void</text:span><text:span text:style-name="T12"> Main(</text:span><text:span text:style-name="T14">string</text:span><text:span text:style-name="T12">[] args)</text:span></text:p>
            <text:p text:style-name="P8"><text:s text:c="8"/>{</text:p>
            <text:p text:style-name="P6"><text:span text:style-name="T12"><text:s text:c="12"/></text:span><text:span text:style-name="T10">// Abstract Syntax Tree (AST) for 5*10</text:span></text:p>
            <text:p text:style-name="P6"><text:span text:style-name="T12"><text:s text:c="12"/></text:span><text:span text:style-name="T15">Exp</text:span><text:span text:style-name="T12"> e = </text:span><text:span text:style-name="T14">new</text:span><text:span text:style-name="T12"> </text:span><text:span text:style-name="T15">BinaryExp</text:span><text:span text:style-name="T12">(</text:span><text:span text:style-name="T14">new</text:span><text:span text:style-name="T12"> </text:span><text:span text:style-name="T15">NumericConstant</text:span><text:span text:style-name="T12">(5),</text:span></text:p>
            <text:p text:style-name="P6"><text:span text:style-name="T12"><text:s text:c="35"/></text:span><text:span text:style-name="T14">new</text:span><text:span text:style-name="T12"> </text:span><text:span text:style-name="T15">NumericConstant</text:span><text:span text:style-name="T12">(10),</text:span></text:p>
            <text:p text:style-name="P6"><text:span text:style-name="T12"><text:s text:c="35"/></text:span><text:span text:style-name="T15">OPERATOR</text:span><text:span text:style-name="T12">.MUL);</text:span></text:p>
            <text:p text:style-name="P8"/>
            <text:p text:style-name="P6"><text:span text:style-name="T12"><text:s text:c="12"/></text:span><text:span text:style-name="T10">//</text:span></text:p>
            <text:p text:style-name="P6"><text:span text:style-name="T12"><text:s text:c="12"/></text:span><text:span text:style-name="T10">// Evaluate the Expression</text:span></text:p>
            <text:p text:style-name="P6"><text:span text:style-name="T12"><text:s text:c="12"/></text:span><text:span text:style-name="T10">//</text:span></text:p>
            <text:p text:style-name="P6"><text:span text:style-name="T12"><text:s text:c="12"/></text:span><text:span text:style-name="T10">//</text:span></text:p>
            <text:p text:style-name="P6"><text:span text:style-name="T12"><text:s text:c="12"/></text:span><text:span text:style-name="T15">Console</text:span><text:span text:style-name="T12">.WriteLine(e.Evaluate(</text:span><text:span text:style-name="T14">null</text:span><text:span text:style-name="T12">));</text:span></text:p>
            <text:p text:style-name="P8"/>
            <text:p text:style-name="P6"><text:span text:style-name="T12"><text:s text:c="12"/></text:span><text:span text:style-name="T10">// AST for <text:s/>(10 + (30 + 50 ) )</text:span></text:p>
            <text:p text:style-name="P13"/>
            <text:p text:style-name="P6"><text:span text:style-name="T12"><text:s text:c="12"/>e = </text:span><text:span text:style-name="T14">new</text:span><text:span text:style-name="T12"> </text:span><text:span text:style-name="T15">UnaryExp</text:span><text:span text:style-name="T12">(</text:span></text:p>
            <text:p text:style-name="P6"><text:span text:style-name="T12"><text:s text:c="25"/></text:span><text:span text:style-name="T14">new</text:span><text:span text:style-name="T12"> </text:span><text:span text:style-name="T15">BinaryExp</text:span><text:span text:style-name="T12">(</text:span><text:span text:style-name="T14">new</text:span><text:span text:style-name="T12"> </text:span><text:span text:style-name="T15">NumericConstant</text:span><text:span text:style-name="T12">(10),</text:span></text:p>
            <text:p text:style-name="P6"><text:span text:style-name="T12"><text:s text:c="29"/></text:span><text:span text:style-name="T14">new</text:span><text:span text:style-name="T12"> </text:span><text:span text:style-name="T15">BinaryExp</text:span><text:span text:style-name="T12">(</text:span><text:span text:style-name="T14">new</text:span><text:span text:style-name="T12"> </text:span><text:span text:style-name="T15">NumericConstant</text:span><text:span text:style-name="T12">(30),</text:span></text:p>
            <text:p text:style-name="P6"><text:span text:style-name="T12"><text:s text:c="43"/></text:span><text:span text:style-name="T14">new</text:span><text:span text:style-name="T12"> </text:span><text:span text:style-name="T15">NumericConstant</text:span><text:span text:style-name="T12">(50),</text:span></text:p>
            <text:p text:style-name="P6"><text:span text:style-name="T12"><text:s text:c="34"/></text:span><text:span text:style-name="T15">OPERATOR</text:span><text:span text:style-name="T12">.PLUS),</text:span></text:p>
            <text:p text:style-name="P6"><text:span text:style-name="T12"><text:s text:c="25"/></text:span><text:span text:style-name="T15">OPERATOR</text:span><text:span text:style-name="T12">.PLUS),</text:span></text:p>
            <text:p text:style-name="P6"><text:soft-page-break/><text:span text:style-name="T12"><text:s text:c="21"/></text:span><text:span text:style-name="T15">OPERATOR</text:span><text:span text:style-name="T12">.MINUS);</text:span></text:p>
            <text:p text:style-name="P8"/>
            <text:p text:style-name="P6"><text:span text:style-name="T12"><text:s text:c="12"/></text:span><text:span text:style-name="T10">//</text:span></text:p>
            <text:p text:style-name="P6"><text:span text:style-name="T12"><text:s text:c="12"/></text:span><text:span text:style-name="T10">// Evaluate the Expression</text:span></text:p>
            <text:p text:style-name="P6"><text:span text:style-name="T12"><text:s text:c="12"/></text:span><text:span text:style-name="T10">//</text:span></text:p>
            <text:p text:style-name="P6"><text:span text:style-name="T12"><text:s text:c="12"/></text:span><text:span text:style-name="T15">Console</text:span><text:span text:style-name="T12">.WriteLine(e.Evaluate(</text:span><text:span text:style-name="T14">null</text:span><text:span text:style-name="T12">));</text:span></text:p>
            <text:p text:style-name="P8"/>
            <text:p text:style-name="P6"><text:span text:style-name="T12"><text:s text:c="12"/></text:span><text:span text:style-name="T10">//</text:span></text:p>
            <text:p text:style-name="P6"><text:span text:style-name="T12"><text:s text:c="12"/></text:span><text:span text:style-name="T10">// Pause for a key stroke</text:span></text:p>
            <text:p text:style-name="P6"><text:span text:style-name="T12"><text:s text:c="12"/></text:span><text:span text:style-name="T10">//</text:span></text:p>
            <text:p text:style-name="P6"><text:span text:style-name="T12"><text:s text:c="12"/></text:span><text:span text:style-name="T15">Console</text:span><text:span text:style-name="T12">.Read();</text:span></text:p>
            <text:p text:style-name="P8"/>
            <text:p text:style-name="P8"><text:s text:c="8"/>}</text:p>
            <text:p text:style-name="P8"><text:s text:c="4"/>}</text:p>
            <text:p text:style-name="P8">}</text:p>
            <text:p text:style-name="P8"><text:s text:c="20"/></text:p>
            <text:p text:style-name="P16"/>
          </table:table-cell>
        </table:table-row>
      </table:table>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10-01-19T21:45:26</dc:date>
    <meta:editing-cycles>1</meta:editing-cycles>
    <meta:editing-duration>PT11S</meta:editing-duration>
    <meta:user-defined meta:name="Info 1"/>
    <meta:user-defined meta:name="Info 2"/>
    <meta:user-defined meta:name="Info 3"/>
    <meta:user-defined meta:name="Info 4"/>
    <meta:document-statistic meta:table-count="6" meta:image-count="0" meta:object-count="0" meta:page-count="7" meta:paragraph-count="200" meta:word-count="913" meta:character-count="8553"/>
  </office:meta>
</office:document-meta>
</file>